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6ACFB595E458CC395.png" manifest:media-type="image/png"/>
  <manifest:file-entry manifest:full-path="Pictures/1003E3F900009000000092407E4D7233907007B4.pdf" manifest:media-type="application/pdf"/>
  <manifest:file-entry manifest:full-path="Pictures/1000000100000180000001862E08B5815FEFA889.png" manifest:media-type="image/png"/>
  <manifest:file-entry manifest:full-path="Pictures/1003847A0000900000009240F1DC6DB77FA25DA1.pdf" manifest:media-type="application/pdf"/>
  <manifest:file-entry manifest:full-path="Pictures/100000010000028800000198AC153683DCD9B59C.png" manifest:media-type="image/png"/>
  <manifest:file-entry manifest:full-path="Pictures/100012200000F3000000990015AEDF6A303AB39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Adventor" svg:font-family="'TeX Gyre Adventor'" style:font-pitch="variable"/>
    <style:font-face style:name="TeX Gyre DejaVu Math" svg:font-family="'TeX Gyre DejaVu Math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atin Modern Math"/>
    </style:style>
    <style:style style:name="P3" style:family="paragraph">
      <loext:graphic-properties draw:fill="none" draw:fill-color="#ffffff"/>
      <style:text-properties style:font-name="Latin Modern Math" fo:font-size="26pt" style:font-size-asian="26pt" style:font-size-complex="26pt"/>
    </style:style>
    <style:style style:name="T1" style:family="text">
      <style:text-properties style:font-name="Latin Modern Math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22cm" svg:height="8.89cm" svg:x="20.902cm" svg:y="0.024cm">
          <draw:image xlink:href="Pictures/100012200000F3000000990015AEDF6A303AB395.pdf" xlink:type="simple" xlink:show="embed" xlink:actuate="onLoad" draw:mime-type="application/pdf">
            <text:p/>
          </draw:image>
          <draw:image xlink:href="Pictures/100000010000028800000198AC153683DCD9B59C.png" xlink:type="simple" xlink:show="embed" xlink:actuate="onLoad" draw:mime-type="image/png"/>
        </draw:frame>
        <draw:frame draw:style-name="gr1" draw:text-style-name="P1" draw:layer="layout" svg:width="8.128cm" svg:height="8.255cm" svg:x="0.763cm" svg:y="0.508cm">
          <draw:image xlink:href="Pictures/1003847A0000900000009240F1DC6DB77FA25DA1.pdf" xlink:type="simple" xlink:show="embed" xlink:actuate="onLoad" draw:mime-type="application/pdf">
            <text:p/>
          </draw:image>
          <draw:image xlink:href="Pictures/1000000100000180000001862E08B5815FEFA889.png" xlink:type="simple" xlink:show="embed" xlink:actuate="onLoad" draw:mime-type="image/png"/>
        </draw:frame>
        <draw:frame draw:style-name="gr1" draw:text-style-name="P1" draw:layer="layout" svg:width="8.128cm" svg:height="8.23cm" svg:x="10.161cm" svg:y="0.508cm">
          <draw:image xlink:href="Pictures/1003E3F900009000000092407E4D7233907007B4.pdf" xlink:type="simple" xlink:show="embed" xlink:actuate="onLoad" draw:mime-type="application/pdf">
            <text:p/>
          </draw:image>
          <draw:image xlink:href="Pictures/100000010000018000000186ACFB595E458CC395.png" xlink:type="simple" xlink:show="embed" xlink:actuate="onLoad" draw:mime-type="image/png"/>
        </draw:frame>
        <draw:frame draw:style-name="gr2" draw:text-style-name="P3" draw:layer="layout" svg:width="1.905cm" svg:height="1.27cm" svg:x="18.694cm" svg:y="0cm">
          <draw:text-box>
            <text:p text:style-name="P2"><text:span text:style-name="T1">(</text:span><text:span text:style-name="T1">b</text:span><text:span text:style-name="T1">)</text:span></text:p>
          </draw:text-box>
        </draw:frame>
        <draw:frame draw:style-name="gr2" draw:text-style-name="P3" draw:layer="layout" svg:width="1.905cm" svg:height="1.27cm" svg:x="0cm" svg:y="0cm">
          <draw:text-box>
            <text:p text:style-name="P2"><text:span text:style-name="T1">(a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Adventor" svg:font-family="'TeX Gyre Adventor'" style:font-pitch="variable"/>
    <style:font-face style:name="TeX Gyre DejaVu Math" svg:font-family="'TeX Gyre DejaVu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027cm" fo:page-height="8.9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9:43:57.601002927</meta:creation-date>
    <dc:date>2023-08-01T18:43:13.180154357</dc:date>
    <meta:editing-duration>P7DT22H49M5S</meta:editing-duration>
    <meta:editing-cycles>1</meta:editing-cycles>
    <meta:document-statistic meta:object-count="5"/>
    <meta:generator>LibreOffice/7.3.7.2$Linux_X86_64 LibreOffice_project/30$Build-2</meta:generator>
  </office:meta>
</office:document-meta>
</file>